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ableDeclarationImpl.is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DeclarationImpl.getParamet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ecutable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ableDeclarationImpl.ExecutableDeclarationImpl( com . sun . mirror . declaration . Executable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